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4.992cm" style:rel-column-width="19243*"/>
    </style:style>
    <style:style style:name="Tableau1.B" style:family="table-column">
      <style:table-column-properties style:column-width="12.009cm" style:rel-column-width="4629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Title :</text:p>
          </table:table-cell>
          <table:table-cell table:style-name="Tableau1.B1" office:value-type="string">
            <text:p text:style-name="P3">Sugwar</text:p>
          </table:table-cell>
        </table:table-row>
        <table:table-row>
          <table:table-cell table:style-name="Tableau1.A2" office:value-type="string">
            <text:p text:style-name="P1">Thème :</text:p>
          </table:table-cell>
          <table:table-cell table:style-name="Tableau1.B2" office:value-type="string">
            <text:p text:style-name="P3">Evil vs Evil</text:p>
          </table:table-cell>
        </table:table-row>
        <table:table-row>
          <table:table-cell table:style-name="Tableau1.A2" office:value-type="string">
            <text:p text:style-name="P1">Genre (3 max) :</text:p>
          </table:table-cell>
          <table:table-cell table:style-name="Tableau1.B2" office:value-type="string">
            <text:p text:style-name="Table_20_Contents">Auto battler</text:p>
            <text:p text:style-name="Table_20_Contents">Idle game</text:p>
            <text:p text:style-name="Table_20_Contents">RPG</text:p>
          </table:table-cell>
        </table:table-row>
        <table:table-row>
          <table:table-cell table:style-name="Tableau1.A2" office:value-type="string">
            <text:p text:style-name="P1">SubGenre :</text:p>
          </table:table-cell>
          <table:table-cell table:style-name="Tableau1.B2" office:value-type="string">
            <text:p text:style-name="Table_20_Contents">Gestion</text:p>
            <text:p text:style-name="P2"/>
          </table:table-cell>
        </table:table-row>
        <table:table-row>
          <table:table-cell table:style-name="Tableau1.A2" office:value-type="string">
            <text:p text:style-name="P1">Ref gameplay :</text:p>
          </table:table-cell>
          <table:table-cell table:style-name="Tableau1.B2" office:value-type="string">
            <text:p text:style-name="Table_20_Contents">Lootun</text:p>
            <text:p text:style-name="Table_20_Contents">Dragon cliff</text:p>
            <text:p text:style-name="Table_20_Contents">Despot game</text:p>
            <text:p text:style-name="Table_20_Contents"/>
          </table:table-cell>
        </table:table-row>
        <table:table-row>
          <table:table-cell table:style-name="Tableau1.A2" office:value-type="string">
            <text:p text:style-name="P1">Ref graphique :</text:p>
          </table:table-cell>
          <table:table-cell table:style-name="Tableau1.B2" office:value-type="string">
            <text:p text:style-name="Table_20_Contents">Lootun</text:p>
            <text:p text:style-name="Table_20_Contents">Dungeon encounter</text:p>
          </table:table-cell>
        </table:table-row>
        <table:table-row>
          <table:table-cell table:style-name="Tableau1.A2" office:value-type="string">
            <text:p text:style-name="P1">Pitch :</text:p>
          </table:table-cell>
          <table:table-cell table:style-name="Tableau1.B2" office:value-type="string">
            <text:p text:style-name="Table_20_Contents">Incarne le dieu de la guerre qui fait s'affronter 2 camp de bonbon humanoïde. Fait en sorte que le conflict perdure et prenne de l'ampleur.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Pillars experience(1-5) :</text:p>
          </table:table-cell>
          <table:table-cell table:style-name="Tableau1.B2" office:value-type="string">
            <text:p text:style-name="Table_20_Contents">Observe 2 camp qui s'affronte en envoyant des unités</text:p>
            <text:p text:style-name="Table_20_Contents">Gagne en puissance avec la mort de chaque unité</text:p>
            <text:p text:style-name="Table_20_Contents">Fait croître l'armée de chaque coté</text:p>
            <text:p text:style-name="Table_20_Contents">Subit l'intervention d'entités qui vont influencer une armée</text:p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Core feature (1-5) :</text:p>
          </table:table-cell>
          <table:table-cell table:style-name="Tableau1.B2" office:value-type="string">
            <text:p text:style-name="Table_20_Contents">2 Camp qui envoient des unitées</text:p>
            <text:p text:style-name="Table_20_Contents">Loot les morts et choisis le camp a amélioré</text:p>
            <text:p text:style-name="Table_20_Contents">Intervient sur le champs de bataille</text:p>
            <text:p text:style-name="Table_20_Contents">Entités qui influe chaque coté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Feature optionnels / idea :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Misc :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TODO list DEV :</text:p>
      <text:p text:style-name="Standard"/>
      <text:p text:style-name="Standard">2 Camp avec barre de vie</text:p>
      <text:p text:style-name="Standard">Chaque camp fait spawn des entitées tt les x secondes</text:p>
      <text:p text:style-name="Standard">Chaque entité a des stats et se déplace vers le camps enemy</text:p>
      <text:p text:style-name="Standard">Chaque entité attaque l'entité la plus proche</text:p>
      <text:p text:style-name="Standard">Si aucune entité a portée elle avance vers la base enemie</text:p>
      <text:p text:style-name="Standard">Si la base enemi est a portée sans enemi, la focus</text:p>
      <text:p text:style-name="Standard">Si la base enemi meurt, game over</text:p>
      <text:p text:style-name="Standard"/>
      <text:p text:style-name="Standard">Les stats entités :</text:p>
      <text:p text:style-name="Standard"/>
      <text:p text:style-name="Standard">SPD, DMG, RANGE, ATTAQUE SPEED, HP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1:35:08.89</meta:creation-date>
    <meta:generator>OpenOffice/4.1.11$Win32 OpenOffice.org_project/4111m1$Build-9808</meta:generator>
    <dc:date>2024-08-22T15:00:07.23</dc:date>
    <meta:editing-duration>PT4H32M41S</meta:editing-duration>
    <meta:editing-cycles>4</meta:editing-cycles>
    <dc:creator>Thibaut Petiot</dc:creator>
    <meta:document-statistic meta:table-count="1" meta:image-count="0" meta:object-count="0" meta:page-count="2" meta:paragraph-count="41" meta:word-count="211" meta:character-count="1117"/>
  </office:meta>
</office:document-meta>
</file>